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ser.authenticate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ser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.setDefaultMenuLocale( String defaultMenu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.getEncrypted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.AbstractUser( ItemManager itemManager , Logger logger , String id , String fullName , String _email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User.setPassword( String plainText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.setEmail( String _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.setDefaultDocumentLocale( String defaultDocument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.setEncryptedPassword( String _encrypted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.AbstractUser( ItemManager item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.getDefaultMenu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.canChange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.getDefaultDocumen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